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pManag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Manager.addPropertyChangeListener( String propertyName ,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Manager.firePropertyChange( String propertyName , boolean oldValue , boolean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Manager.firePropertyChange( PropertyChange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Manager.Help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elpManager.removePropertyChangeListener( String propertyName ,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Manager.remove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Manager.firePropertyChange( String propertyName , Object oldValu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Manager.setHelpURL( URL help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lpManager.add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Manager.firePropertyChange( String propertyName , int oldValue , in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Manager.showHelpForClass( Clas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elpManager.getHelpForClass( Class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lpManager.getHelp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